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polygon draw:style-name="gr1" draw:text-style-name="P1" draw:layer="layout" svg:width="7.377cm" svg:height="9.726cm" draw:transform="rotate (-1.7252579655964) translate (11.4087110726418cm 1.37504083904511cm)" svg:viewBox="0 0 7378 9727" draw:points="2056,9212 5183,9727 5872,7607 4556,5779 7378,4325 5775,527 3952,1822 2657,0 0,2438 1295,4263 615,639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olylin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4T12:53:03.555000000</meta:creation-date>
    <meta:generator>LibreOffice/5.1.5.2$Windows_x86 LibreOffice_project/7a864d8825610a8c07cfc3bc01dd4fce6a9447e5</meta:generator>
    <dc:date>2022-02-14T13:26:58.230000000</dc:date>
    <meta:editing-duration>PT28M4S</meta:editing-duration>
    <meta:editing-cycles>5</meta:editing-cycles>
    <meta:document-statistic meta:object-count="1"/>
  </office:meta>
</office:document-meta>
</file>